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a131a" draw:fill="none" draw:textarea-horizontal-align="justify" draw:textarea-vertical-align="middle" draw:auto-grow-height="false" fo:min-height="13.85cm" fo:min-width="7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3.85cm" fo:min-width="7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14.1cm" svg:x="3.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cm" svg:height="14.1cm" svg:x="18cm" svg:y="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6cm" svg:y1="8cm" svg:x2="18cm" svg:y2="8cm">
          <text:p/>
        </draw:line>
        <draw:line draw:style-name="gr3" draw:text-style-name="P1" draw:layer="layout" svg:x1="18cm" svg:y1="11cm" svg:x2="11.6cm" svg:y2="11cm">
          <text:p/>
        </draw:line>
        <draw:frame draw:style-name="gr4" draw:text-style-name="P2" draw:layer="layout" svg:width="3.5cm" svg:height="0.962cm" svg:x="13.4cm" svg:y="10.2cm">
          <draw:text-box>
            <text:p>UART Rx</text:p>
          </draw:text-box>
        </draw:frame>
        <draw:frame draw:style-name="gr4" draw:text-style-name="P2" draw:layer="layout" svg:width="3.5cm" svg:height="0.962cm" svg:x="13.5cm" svg:y="7.238cm">
          <draw:text-box>
            <text:p>UART Tx</text:p>
          </draw:text-box>
        </draw:frame>
        <draw:frame draw:style-name="gr5" draw:text-style-name="P2" draw:layer="layout" svg:width="5.8cm" svg:height="1cm" svg:x="4.9cm" svg:y="9cm">
          <draw:text-box>
            <text:p>Atmel SAM9N12</text:p>
          </draw:text-box>
        </draw:frame>
        <draw:frame draw:style-name="gr4" draw:text-style-name="P4" draw:layer="layout" svg:width="5.8cm" svg:height="0.962cm" svg:x="19.3cm" svg:y="9.1cm">
          <draw:text-box>
            <text:p text:style-name="P3">TC35678FSG</text:p>
          </draw:text-box>
        </draw:frame>
        <draw:line draw:style-name="gr3" draw:text-style-name="P1" draw:layer="layout" svg:x1="11.6cm" svg:y1="6cm" svg:x2="18cm" svg:y2="6cm">
          <text:p/>
        </draw:line>
        <draw:line draw:style-name="gr3" draw:text-style-name="P1" draw:layer="layout" svg:x1="18cm" svg:y1="13cm" svg:x2="11.6cm" svg:y2="13cm">
          <text:p/>
        </draw:line>
        <draw:line draw:style-name="gr3" draw:text-style-name="P1" draw:layer="layout" svg:x1="18cm" svg:y1="14cm" svg:x2="11.6cm" svg:y2="14cm">
          <text:p/>
        </draw:line>
        <draw:frame draw:style-name="gr4" draw:text-style-name="P2" draw:layer="layout" svg:width="4cm" svg:height="0.962cm" svg:x="13.1cm" svg:y="5.238cm">
          <draw:text-box>
            <text:p text:style-name="P3">RESETx</text:p>
          </draw:text-box>
        </draw:frame>
        <draw:frame draw:style-name="gr6" draw:text-style-name="P2" draw:layer="layout" svg:width="3.4cm" svg:height="0.962cm" svg:x="13.5cm" svg:y="12.2cm">
          <draw:text-box>
            <text:p>WakeUP0</text:p>
          </draw:text-box>
        </draw:frame>
        <draw:frame draw:style-name="gr6" draw:text-style-name="P2" draw:layer="layout" svg:width="3.4cm" svg:height="0.962cm" svg:x="13.5cm" svg:y="13.238cm">
          <draw:text-box>
            <text:p>WakeUP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50:55.168000000</meta:creation-date>
    <dc:date>2018-01-04T20:15:07.431000000</dc:date>
    <meta:editing-duration>PT21S</meta:editing-duration>
    <meta:editing-cycles>1</meta:editing-cycles>
    <meta:document-statistic meta:object-count="14"/>
    <meta:generator>LibreOffice/5.4.3.2$Windows_X86_64 LibreOffice_project/92a7159f7e4af62137622921e809f8546db437e5</meta:generator>
  </office:meta>
</office:document-meta>
</file>